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2pt" fo:language="en" fo:country="US" fo:font-style="italic" style:font-size-asian="12pt" style:font-style-asian="italic" style:font-size-complex="6.80000019073486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</office:automatic-styles>
  <office:body>
    <office:spreadsheet>
      <table:table table:name="Beneficiaires_Effectifs_SASU" table:style-name="ta1" table:print="false"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4"/>
        <table:table-row table:style-name="ro1">
          <table:table-cell office:value-type="string" table:number-columns-spanned="15" table:number-rows-spanned="1">
            <text:p>Registre des bénéficiaires effectifs de la SASU</text:p>
          </table:table-cell>
          <table:covered-table-cell table:number-columns-repeated="14"/>
          <table:table-cell/>
        </table:table-row>
        <table:table-row table:style-name="ro2">
          <table:table-cell table:style-name="ce2" office:value-type="string">
            <text:p>Civilité</text:p>
          </table:table-cell>
          <table:table-cell office:value-type="string">
            <text:p>Nom de naissance</text:p>
          </table:table-cell>
          <table:table-cell office:value-type="string">
            <text:p>Nom d'usage</text:p>
          </table:table-cell>
          <table:table-cell office:value-type="string">
            <text:p>Prénom principal</text:p>
          </table:table-cell>
          <table:table-cell office:value-type="string">
            <text:p>Autres prénoms</text:p>
          </table:table-cell>
          <table:table-cell office:value-type="string">
            <text:p>Pseudonyme</text:p>
          </table:table-cell>
          <table:table-cell office:value-type="string">
            <text:p>Né(e) le / à</text:p>
          </table:table-cell>
          <table:table-cell office:value-type="string">
            <text:p>Département / Pays de naissance</text:p>
          </table:table-cell>
          <table:table-cell office:value-type="string">
            <text:p>Nationalité</text:p>
          </table:table-cell>
          <table:table-cell office:value-type="string">
            <text:p>Adresse du domicile</text:p>
          </table:table-cell>
          <table:table-cell office:value-type="string">
            <text:p>Code postal</text:p>
          </table:table-cell>
          <table:table-cell office:value-type="string">
            <text:p>Commune</text:p>
          </table:table-cell>
          <table:table-cell office:value-type="string">
            <text:p>Pays</text:p>
          </table:table-cell>
          <table:table-cell office:value-type="string">
            <text:p>Détention du capital</text:p>
          </table:table-cell>
          <table:table-cell office:value-type="string">
            <text:p>Détention des droits de vote</text:p>
          </table:table-cell>
          <table:table-cell/>
        </table:table-row>
        <table:table-row table:style-name="ro1">
          <table:table-cell table:style-name="ce3" table:number-columns-repeated="15"/>
          <table:table-cell/>
        </table:table-row>
      </table:table>
      <table:table table:name="Proces_Verbal_Descisions_Associe_Unique" table:style-name="ta1" table:print="false">
        <table:table-column table:style-name="co1" table:default-cell-style-name="ce7"/>
        <table:table-column table:style-name="co1" table:number-columns-repeated="7" table:default-cell-style-name="ce10"/>
        <table:table-row table:style-name="ro1">
          <table:table-cell table:style-name="ce1" office:value-type="string" table:number-columns-spanned="8" table:number-rows-spanned="1">
            <text:p>PROCÈS-VERBAL DES DÉCISIONS DE L’ASSOCIÉ UNIQUE</text:p>
          </table:table-cell>
          <table:covered-table-cell table:number-columns-repeated="7" table:style-name="ce9"/>
        </table:table-row>
        <table:table-row table:style-name="ro3">
          <table:table-cell table:style-name="ce5" office:value-type="string" table:number-columns-spanned="8" table:number-rows-spanned="1">
            <text:p>Nom de l’associé unique</text:p>
          </table:table-cell>
          <table:covered-table-cell table:number-columns-repeated="7" table:style-name="ce9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demeurant</text:p>
          </table:table-cell>
          <table:covered-table-cell table:number-columns-repeated="7" table:style-name="ce11"/>
        </table:table-row>
        <table:table-row table:style-name="ro1">
          <table:table-cell office:value-type="string" table:number-columns-spanned="8" table:number-rows-spanned="1">
            <text:p>adresse du domicile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9"/>
        </table:table-row>
        <table:table-row table:style-name="ro1">
          <table:table-cell office:value-type="string" table:number-columns-spanned="8" table:number-rows-spanned="1">
            <text:p>, associé unique de la société dénomination sociale, a pris les décisions concernant l’ordre du jour suivant:</text:p>
          </table:table-cell>
          <table:covered-table-cell table:number-columns-repeated="7" table:style-name="ce7"/>
        </table:table-row>
        <table:table-row table:style-name="ro1">
          <table:table-cell office:value-type="string" table:number-columns-spanned="8" table:number-rows-spanned="1">
            <text:p>description de la décision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Modification de l’article [nom de l’article correspondant] des statuts.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Première résolution 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Deuxième résolution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Troisième résolution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L’associé unique </text:p>
          </table:table-cell>
          <table:covered-table-cell table:number-columns-repeated="7" table:style-name="ce9"/>
        </table:table-row>
        <table:table-row table:style-name="ro1">
          <table:table-cell office:value-type="string" table:number-columns-spanned="8" table:number-rows-spanned="1">
            <text:p>Nom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Signature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</table:table>
      <table:table table:name="Proces_Verbal_Approbation_Comptes_Annuels" table:style-name="ta1" table:print="false">
        <table:table-column table:style-name="co1" table:number-columns-repeated="9" table:default-cell-style-name="ce7"/>
        <table:table-row table:style-name="ro1">
          <table:table-cell table:style-name="ce1" office:value-type="string" table:number-columns-spanned="9" table:number-rows-spanned="1">
            <text:p>PROCÈS-VERBAL DES DÉCISIONS DE L’ASSOCIÉ UNIQUE</text:p>
          </table:table-cell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Nom de l’associé unique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demeuran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adresse du domicile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, associé unique de la société dénomination sociale, a pris les décisions concernant l’ordre du jour suivant: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description de la décision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Modification de l’article [nom de l’article correspondant] des statuts.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Première résolution : approbation des comptes annuels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L’associé unique approuve les comptes de l’exercice clos l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date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t se soldant par un bénéfice (ou une perte) d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.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Deuxième résolution : affectation du résulta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L’associé unique décide d’affecter le bénéfice de l’exercice s’élevant à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, de la manière suivante :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- 5 % à la réserve légale, soi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 ;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- le solde aux réserves ordinaires, soi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.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en cas de perte ou de distribution de dividendes, cette partie est à adapter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L’associé unique 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Nom de l’associé unique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Signature de l’associé unique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</table:table>
      <table:table table:name="Declaration_Confidentialite_Comptes_Annuels_Micro_Entreprises" table:style-name="ta1" table:print="false"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8" table:number-rows-spanned="1">
            <text:p>Declaration de la confidentialité des comptes annuels pour les micro entreprises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1. Déclarant (Informations telles que figurant au RCS)</text:p>
          </table:table-cell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Dénomination ou raison sociale de la personne morale .............</text:p>
          </table:table-cell>
          <table:covered-table-cell table:number-columns-repeated="7" table:style-name="ce10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Immatriculée au RCS, numéro .............</text:p>
          </table:table-cell>
          <table:covered-table-cell table:number-columns-repeated="7" table:style-name="ce7"/>
        </table:table-row>
        <table:table-row table:style-name="ro1">
          <table:table-cell office:value-type="string" table:number-columns-spanned="8" table:number-rows-spanned="1">
            <text:p>Identité et qualité du représentant légal signataire .............</text:p>
          </table:table-cell>
          <table:covered-table-cell table:number-columns-repeated="7" table:style-name="ce7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2. Objet de la déclaration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Déclare que les comptes annuels de l'exercice clos le 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4">
          <table:table-cell table:style-name="ce3" office:value-type="string" table:number-columns-spanned="8" table:number-rows-spanned="1">
            <text:p>et qui sont déposés en annexe au registre du commerce et des sociétés ne seront pas rendus publics en application de l'article L232-25 du code de commerce et du premier alinéa de l'article L524-6-6 du code rural et de la pêche maritime.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3. Engagement du déclarant</text:p>
          </table:table-cell>
          <table:covered-table-cell table:number-columns-repeated="7"/>
        </table:table-row>
        <table:table-row table:style-name="ro5">
          <table:table-cell table:style-name="ce3" office:value-type="string" table:number-columns-spanned="8" table:number-rows-spanned="1">
            <text:p>Le soussigné atteste sur l'honneur que les renseignements contenus dans la présente déclaration sont exacts et que la société susvisée répond à la définition des micro-entreprises au sens de l'article L. 123-16-1 du code de commerce, n'est pas mentionnée à l'article L. 123-16-2 et n'a pas pour activité la gestion des titres de participations et de valeurs mobilières.</text:p>
          </table:table-cell>
          <table:covered-table-cell table:number-columns-repeated="7"/>
        </table:table-row>
        <table:table-row table:style-name="ro6">
          <table:table-cell table:style-name="ce3" office:value-type="string" table:number-columns-spanned="8" table:number-rows-spanned="1">
            <text:p>Toute fausse déclaration de confidentialité des comptes annuels constitue un faux et un usage de faux passible des peines d'amende et d'emprisonnement prévues aux articles 441-1 et suivants du code pénal.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Fait à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le</text:p>
          </table:table-cell>
          <table:covered-table-cell table:number-columns-repeated="7" table:style-name="ce10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Signature</text:p>
          </table:table-cell>
          <table:covered-table-cell table:number-columns-repeated="7" table:style-name="ce10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18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53S</meta:editing-duration>
    <meta:editing-cycles>9</meta:editing-cycles>
    <meta:generator>OpenOffice/4.1.8$Win32 OpenOffice.org_project/418m3$Build-9803</meta:generator>
    <dc:date>2021-01-01T18:06:25.49</dc:date>
    <dc:creator>Jason Aloyau</dc:creator>
    <meta:document-statistic meta:table-count="4" meta:cell-count="77" meta:object-count="0"/>
    <meta:user-defined meta:name="Info 1"/>
    <meta:user-defined meta:name="Info 2"/>
    <meta:user-defined meta:name="Info 3"/>
    <meta:user-defined meta:name="Info 4"/>
  </office:meta>
</office:document-meta>
</file>